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3cm"/>
    </style:style>
    <style:style style:name="co2" style:family="table-column">
      <style:table-column-properties fo:break-before="auto" style:column-width="10.35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16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Identification</text:p>
          </table:table-cell>
          <table:table-cell/>
        </table:table-row>
        <table:table-row table:style-name="ro1">
          <table:table-cell office:value-type="string">
            <text:p>Store identifier</text:p>
          </table:table-cell>
          <table:table-cell office:value-type="string">
            <text:p>storage</text:p>
          </table:table-cell>
        </table:table-row>
        <table:table-row table:style-name="ro1">
          <table:table-cell office:value-type="string">
            <text:p>Web Beacon</text:p>
          </table:table-cell>
          <table:table-cell office:value-type="string">
            <text:p>content script</text:p>
          </table:table-cell>
        </table:table-row>
        <table:table-row table:style-name="ro1">
          <table:table-cell office:value-type="string">
            <text:p>History Sniffing</text:p>
          </table:table-cell>
          <table:table-cell office:value-type="string">
            <text:p>history, content script</text:p>
          </table:table-cell>
        </table:table-row>
        <table:table-row table:style-name="ro1">
          <table:table-cell office:value-type="string">
            <text:p>Bookmark Sniffing</text:p>
          </table:table-cell>
          <table:table-cell office:value-type="string">
            <text:p>bookmarks</text:p>
          </table:table-cell>
        </table:table-row>
        <table:table-row table:style-name="ro1">
          <table:table-cell office:value-type="string">
            <text:p>Additional Fingerprint Data</text:p>
          </table:table-cell>
          <table:table-cell office:value-type="string">
            <text:p>system, gcm, management</text:p>
          </table:table-cell>
        </table:table-row>
        <table:table-row table:style-name="ro1">
          <table:table-cell office:value-type="string">
            <text:p>Read emails</text:p>
          </table:table-cell>
          <table:table-cell office:value-type="string">
            <text:p>content script</text:p>
          </table:table-cell>
        </table:table-row>
        <table:table-row table:style-name="ro1">
          <table:table-cell office:value-type="string">
            <text:p>Read facebook data</text:p>
          </table:table-cell>
          <table:table-cell office:value-type="string">
            <text:p>content script</text:p>
          </table:table-cell>
        </table:table-row>
        <table:table-row table:style-name="ro1">
          <table:table-cell office:value-type="string">
            <text:p>Read online banking data</text:p>
          </table:table-cell>
          <table:table-cell office:value-type="string">
            <text:p>content script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Fetching</text:p>
          </table:table-cell>
          <table:table-cell/>
        </table:table-row>
        <table:table-row table:style-name="ro1">
          <table:table-cell office:value-type="string">
            <text:p>XHR</text:p>
          </table:table-cell>
          <table:table-cell office:value-type="string">
            <text:p>Host Permissions</text:p>
          </table:table-cell>
        </table:table-row>
        <table:table-row table:style-name="ro1">
          <table:table-cell office:value-type="string">
            <text:p>XHR + execute in background</text:p>
          </table:table-cell>
          <table:table-cell office:value-type="string">
            <text:p>Host Permissions + unsafe_eval</text:p>
          </table:table-cell>
        </table:table-row>
        <table:table-row table:style-name="ro1">
          <table:table-cell office:value-type="string">
            <text:p>XHR + execute in contetn script</text:p>
          </table:table-cell>
          <table:table-cell office:value-type="string">
            <text:p>host Permissions </text:p>
          </table:table-cell>
        </table:table-row>
        <table:table-row table:style-name="ro1">
          <table:table-cell office:value-type="string">
            <text:p>Iframe</text:p>
          </table:table-cell>
          <table:table-cell office:value-type="string">
            <text:p>content script</text:p>
          </table:table-cell>
        </table:table-row>
        <table:table-row table:style-name="ro1">
          <table:table-cell office:value-type="string">
            <text:p>script in background</text:p>
          </table:table-cell>
          <table:table-cell office:value-type="string">
            <text:p>modified csp with remote url</text:p>
          </table:table-cell>
        </table:table-row>
        <table:table-row table:style-name="ro1">
          <table:table-cell office:value-type="string">
            <text:p>script in content script</text:p>
          </table:table-cell>
          <table:table-cell office:value-type="string">
            <text:p>content script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Attacks</text:p>
          </table:table-cell>
          <table:table-cell/>
        </table:table-row>
        <table:table-row table:style-name="ro1">
          <table:table-cell office:value-type="string">
            <text:p>Steal sensitive user data</text:p>
          </table:table-cell>
          <table:table-cell office:value-type="string">
            <text:p>Content script</text:p>
          </table:table-cell>
        </table:table-row>
        <table:table-row table:style-name="ro1">
          <table:table-cell office:value-type="string">
            <text:p>Steal form data</text:p>
          </table:table-cell>
          <table:table-cell office:value-type="string">
            <text:p>content script</text:p>
          </table:table-cell>
        </table:table-row>
        <table:table-row table:style-name="ro1">
          <table:table-cell office:value-type="string">
            <text:p>Steal credentials</text:p>
          </table:table-cell>
          <table:table-cell office:value-type="string">
            <text:p>content script</text:p>
          </table:table-cell>
        </table:table-row>
        <table:table-row table:style-name="ro1">
          <table:table-cell office:value-type="string">
            <text:p>Manipulate form values</text:p>
          </table:table-cell>
          <table:table-cell office:value-type="string">
            <text:p>content script</text:p>
          </table:table-cell>
        </table:table-row>
        <table:table-row table:style-name="ro1">
          <table:table-cell office:value-type="string">
            <text:p>Manipulate form URL</text:p>
          </table:table-cell>
          <table:table-cell office:value-type="string">
            <text:p>content script</text:p>
          </table:table-cell>
        </table:table-row>
        <table:table-row table:style-name="ro1">
          <table:table-cell office:value-type="string">
            <text:p>Manipulate link URL</text:p>
          </table:table-cell>
          <table:table-cell office:value-type="string">
            <text:p>content script</text:p>
          </table:table-cell>
        </table:table-row>
        <table:table-row table:style-name="ro1">
          <table:table-cell office:value-type="string">
            <text:p>redirect request </text:p>
          </table:table-cell>
          <table:table-cell office:value-type="string">
            <text:p>host Permissions + webRequest + webRequestBlocking</text:p>
          </table:table-cell>
        </table:table-row>
        <table:table-row table:style-name="ro1">
          <table:table-cell office:value-type="string">
            <text:p>Execute concealed attack</text:p>
          </table:table-cell>
          <table:table-cell office:value-type="string">
            <text:p>content script, host permissions, host permissions + tabs</text:p>
          </table:table-cell>
        </table:table-row>
        <table:table-row table:style-name="ro1">
          <table:table-cell office:value-type="string">
            <text:p>DOS</text:p>
          </table:table-cell>
          <table:table-cell office:value-type="string">
            <text:p>Content script</text:p>
          </table:table-cell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s</text:p>
          </table:table-cell>
        </table:table-row>
        <table:table-row table:style-name="ro1">
          <table:table-cell office:value-type="string">
            <text:p>steal cookies</text:p>
          </table:table-cell>
          <table:table-cell office:value-type="string">
            <text:p>content script, host permissions + cookies</text:p>
          </table:table-cell>
        </table:table-row>
        <table:table-row table:style-name="ro1">
          <table:table-cell office:value-type="string">
            <text:p>disable another extension</text:p>
          </table:table-cell>
          <table:table-cell office:value-type="string">
            <text:p>management</text:p>
          </table:table-cell>
        </table:table-row>
        <table:table-row table:style-name="ro1">
          <table:table-cell office:value-type="string">
            <text:p>remove request response header</text:p>
          </table:table-cell>
          <table:table-cell office:value-type="string">
            <text:p>host Permissions + webRequest + webRequestBlocking</text:p>
          </table:table-cell>
        </table:table-row>
      </table:table>
      <table:table table:name="Tabelle2" table:style-name="ta1" table:print="false"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Google Translate</text:p>
          </table:table-cell>
          <table:table-cell office:value-type="string">
            <text:p>2.0.6</text:p>
          </table:table-cell>
          <table:table-cell office:value-type="string">
            <text:p>6,049,594</text:p>
          </table:table-cell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22.07.2016</text:date>, <text:time>15:20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2T13:58:31.88</meta:creation-date>
    <dc:date>2016-07-22T15:20:46.57</dc:date>
    <meta:editing-duration>PT51M53S</meta:editing-duration>
    <meta:editing-cycles>1</meta:editing-cycles>
    <meta:document-statistic meta:table-count="3" meta:cell-count="60" meta:object-count="0"/>
    <meta:generator>OpenOffice/4.1.2$Win32 OpenOffice.org_project/412m3$Build-9782</meta:generator>
  </office:meta>
</office:document-meta>
</file>